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s>
      <text:p text:style-name="OrgTitle"><text:title>Guide d'installation de l'application Esup-OPI</text:title></text:p>
      <text:p text:style-name="OrgTitle"/>
      <text:p text:style-name="OrgSubtitle"><text:initial-creator>Grégoire Neuville</text:initial-creator></text:p>
      <text:p text:style-name="OrgSubtitle"/>
      <text:p text:style-name="OrgSubtitle"><text:date style:data-style-name="N75" text:date-value="2013-02-22T11:13:24+01:00">22 févr. 2013</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Récupération de l'archive de l'application</text:a></text:p>
          <text:p text:style-name="Contents_20_1"><text:a xlink:type="simple" xlink:href="#sec-2">2. Adapter le fichier config.properties</text:a></text:p>
          <text:p text:style-name="Contents_20_2"><text:a xlink:type="simple" xlink:href="#sec-2-1">2.1. Décrire les propriétés disponibles</text:a></text:p>
          <text:p text:style-name="Contents_20_1"><text:a xlink:type="simple" xlink:href="#sec-3">3. Positionner la langue par défaut de l'application</text:a></text:p>
          <text:p text:style-name="Contents_20_1"><text:a xlink:type="simple" xlink:href="#sec-4">4. Personnaliser le niveau de log de l'application</text:a></text:p>
        </text:index-body>
      </text:table-of-content>
      <text:h text:style-name="Heading_20_1" text:outline-level="1"><text:bookmark-start text:name="OrgXref.sec-1"/><text:bookmark text:name="sec-1"/>Récupération de l'archive de l'application<text:bookmark-end text:name="OrgXref.sec-1"/></text:h>
      <text:p text:style-name="Text_20_body">

  L'application est packagée et déposée sur un dépôt centralisé ; elle est disponible à l'adresse :

</text:p>
      <text:p text:style-name="Text_20_body">

  <text:span text:style-name="OrgCode">https://mvn.esup-portail.org/content/repositories/releases/org/esupportail/esup-opi-web-jsf-servlet/{version.application}/esup-opi-web-jsf-servlet-{version.application}.war</text:span>

</text:p>
      <text:p text:style-name="Text_20_body">

  où <text:span text:style-name="OrgCode">version.application</text:span> correspond à la version de l'application à installer (ex: <text:span text:style-name="OrgCode">2.0.1</text:span>)

</text:p>
      <text:h text:style-name="Heading_20_1" text:outline-level="1"><text:bookmark-start text:name="OrgXref.sec-2"/><text:bookmark text:name="sec-2"/>Adapter le fichier config.properties<text:bookmark-end text:name="OrgXref.sec-2"/></text:h>
      <text:p text:style-name="Text_20_body">

  L'application dispose d'un fichier de configuration qu'il convient d'adapter afin que
  l'application s'exécute, par exemple, dans un contexte de production ou de recette.
  Ce fichier doit être passé en paramètre du serveur d'applications grâce à la
  variable -Dconfig.location.

</text:p>
      <text:h text:style-name="Heading_20_2" text:outline-level="2"><text:bookmark-start text:name="OrgXref.sec-2-1"/><text:bookmark text:name="sec-2-1"/><text:span text:style-name="OrgTodo">TODO</text:span> Décrire les propriétés disponibles<text:bookmark-end text:name="OrgXref.sec-2-1"/></text:h>
      <text:h text:style-name="Heading_20_1" text:outline-level="1"><text:bookmark-start text:name="OrgXref.sec-3"/><text:bookmark text:name="sec-3"/>Positionner la langue par défaut de l'application<text:bookmark-end text:name="OrgXref.sec-3"/></text:h>
      <text:p text:style-name="Text_20_body">

  Afin que l'application comporte des messages dans la langue souhaitée, il est possible
  de positionner des variables d'environnement dans la JVM : <text:span text:style-name="OrgCode">-Duser.language=fr -Duser.region=FR</text:span>
  Ainsi tous les messages, notamment le contenu des mails envoyés par l'application, seront
  dans la langue positionnée.

</text:p>
      <text:h text:style-name="Heading_20_1" text:outline-level="1"><text:bookmark-start text:name="OrgXref.sec-4"/><text:bookmark text:name="sec-4"/>Personnaliser le niveau de log de l'application<text:bookmark-end text:name="OrgXref.sec-4"/></text:h>
      <text:p text:style-name="Text_20_body">

  Il est possible de personnaliser le niveau de log de l'application en positionnant, sur
  la ligne de commande, la variable -Dlog4j.configuration.
  Exemple : <text:span text:style-name="OrgCode">file:/usr/share/config/log4j.properties</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Grégoire Neuville</dc:creator>
    <meta:initial-creator>Grégoire Neuville</meta:initial-creator>
    <dc:date>2013-02-22T11:13:24+01:00</dc:date>
    <meta:creation-date>2013-02-22T11:13:24+01:00</meta:creation-date>
    <meta:generator>Org-7.8.11/Emacs-24.2.1</meta:generator>
    <meta:keyword/>
    <dc:subject/>
    <dc:title>Guide d'installation de l'application Esup-OPI</dc:title>
  </office:meta>
</office:document-meta>
</file>